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F" svg:font-family="" style:font-family-generic="system" style:font-pitch="variable"/>
    <style:font-face style:name="Arial-BoldMT" svg:font-family="Arial-BoldMT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0.61cm" fo:margin-left="0cm" fo:margin-top="0cm" fo:margin-bottom="0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3.307cm"/>
    </style:style>
    <style:style style:name="Table1.D" style:family="table-column">
      <style:table-column-properties style:column-width="1.799cm"/>
    </style:style>
    <style:style style:name="Table1.E" style:family="table-column">
      <style:table-column-properties style:column-width="1.11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88f5a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88f5a" officeooo:paragraph-rsid="00188f5a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/>
    </style:style>
    <style:style style:name="P8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</style:style>
    <style:style style:name="P9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hanging"/>
    </style:style>
    <style:style style:name="P10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hanging"/>
      <style:text-properties officeooo:paragraph-rsid="00188f5a"/>
    </style:style>
    <style:style style:name="P11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</style:style>
    <style:style style:name="P12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</style:style>
    <style:style style:name="P13" style:family="paragraph" style:parent-style-name="Frame_20_contents">
      <style:paragraph-properties fo:margin-top="0cm" fo:margin-bottom="0cm" loext:contextual-spacing="false" fo:line-height="100%" style:punctuation-wrap="hanging"/>
    </style:style>
    <style:style style:name="P14" style:family="paragraph" style:parent-style-name="Frame_20_contents">
      <style:paragraph-properties fo:margin-top="0cm" fo:margin-bottom="0cm" loext:contextual-spacing="false" fo:line-height="100%" fo:text-align="end" style:justify-single-word="false" style:punctuation-wrap="hanging"/>
    </style:style>
    <style:style style:name="P15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officeooo:rsid="00188f5a" officeooo:paragraph-rsid="00188f5a"/>
    </style:style>
    <style:style style:name="P16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officeooo:rsid="00188f5a" officeooo:paragraph-rsid="00188f5a"/>
    </style:style>
    <style:style style:name="P17" style:family="paragraph" style:parent-style-name="Frame_20_contents">
      <style:paragraph-properties fo:margin-left="1.27cm" fo:margin-right="0cm" fo:margin-top="0cm" fo:margin-bottom="0cm" loext:contextual-spacing="false" fo:line-height="100%" fo:text-indent="-0.635cm" style:auto-text-indent="false" style:punctuation-wrap="hanging"/>
    </style:style>
    <style:style style:name="P18" style:family="paragraph" style:parent-style-name="Frame_20_contents">
      <style:paragraph-properties fo:margin-left="1.27cm" fo:margin-right="0cm" fo:margin-top="0cm" fo:margin-bottom="0cm" loext:contextual-spacing="false" fo:line-height="100%" fo:text-indent="0cm" style:auto-text-indent="false" style:punctuation-wrap="hanging"/>
    </style:style>
    <style:style style:name="P19" style:family="paragraph" style:parent-style-name="No_20_Spacing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0" style:family="paragraph" style:parent-style-name="No_20_Spacing" style:list-style-name="WWNum1">
      <style:paragraph-properties fo:line-height="115%" fo:text-align="justify" style:justify-single-word="false"/>
      <style:text-properties fo:font-size="14pt" style:text-underline-style="solid" style:text-underline-width="auto" style:text-underline-color="font-color" fo:font-weight="bold" officeooo:rsid="0019ee98" officeooo:paragraph-rsid="0019ee98" style:font-size-asian="14pt" style:font-weight-asian="bold" style:font-size-complex="14pt"/>
    </style:style>
    <style:style style:name="P21" style:family="paragraph" style:parent-style-name="No_20_Spacing">
      <style:text-properties fo:font-size="14pt" style:text-underline-style="none" fo:font-weight="bold" style:font-size-asian="14pt" style:font-weight-asian="bold" style:font-size-complex="14pt"/>
    </style:style>
    <style:style style:name="P22" style:family="paragraph" style:parent-style-name="No_20_Spacing">
      <style:text-properties fo:color="#21409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3" style:family="paragraph" style:parent-style-name="No_20_Spacing">
      <style:paragraph-properties fo:line-height="115%"/>
      <style:text-properties fo:color="#21409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4" style:family="paragraph" style:parent-style-name="No_20_Spacing">
      <style:text-properties fo:color="#21409a" fo:font-size="12pt" style:font-size-asian="12pt" style:font-size-complex="12pt"/>
    </style:style>
    <style:style style:name="P25" style:family="paragraph" style:parent-style-name="No_20_Spacing">
      <style:paragraph-properties fo:line-height="115%"/>
      <style:text-properties fo:color="#21409a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No_20_Spacing">
      <style:paragraph-properties fo:line-height="115%"/>
      <style:text-properties fo:color="#21409a"/>
    </style:style>
    <style:style style:name="P27" style:family="paragraph" style:parent-style-name="No_20_Spacing">
      <style:paragraph-properties fo:line-height="115%"/>
    </style:style>
    <style:style style:name="P28" style:family="paragraph" style:parent-style-name="No_20_Spacing">
      <style:paragraph-properties fo:line-height="115%" fo:text-align="start" style:justify-single-word="false"/>
    </style:style>
    <style:style style:name="P29" style:family="paragraph" style:parent-style-name="No_20_Spacing">
      <style:paragraph-properties fo:line-height="115%" fo:text-align="start" style:justify-single-word="false"/>
      <style:text-properties officeooo:paragraph-rsid="0019ee98"/>
    </style:style>
    <style:style style:name="P30" style:family="paragraph" style:parent-style-name="No_20_Spacing" style:list-style-name="WWNum1">
      <style:paragraph-properties fo:line-height="115%" fo:text-align="justify" style:justify-single-word="false"/>
      <style:text-properties officeooo:paragraph-rsid="0019ee98"/>
    </style:style>
    <style:style style:name="P31" style:family="paragraph" style:parent-style-name="No_20_Spacing">
      <style:paragraph-properties fo:line-height="115%"/>
      <style:text-properties officeooo:paragraph-rsid="0019ee98"/>
    </style:style>
    <style:style style:name="P32" style:family="paragraph" style:parent-style-name="No_20_Spacing">
      <style:text-properties style:font-name="OpenSymbol" fo:font-size="10.5pt" style:font-size-asian="10.5pt" style:font-name-complex="Calibri1" style:font-size-complex="10.5pt"/>
    </style:style>
    <style:style style:name="P33" style:family="paragraph" style:parent-style-name="No_20_Spacing">
      <style:text-properties style:font-name="TimesNewRomanPSMT" fo:font-size="14pt" style:text-underline-style="solid" style:text-underline-width="auto" style:text-underline-color="font-color" fo:font-weight="bold" style:font-size-asian="14pt" style:font-weight-asian="bold" style:font-name-complex="TimesNewRomanPSMT1" style:font-size-complex="14pt"/>
    </style:style>
    <style:style style:name="P34" style:family="paragraph" style:parent-style-name="No_20_Spacing">
      <style:paragraph-properties fo:text-align="end" style:justify-single-word="false"/>
    </style:style>
    <style:style style:name="P35" style:family="paragraph" style:parent-style-name="No_20_Spacing" style:list-style-name="WWNum1">
      <style:paragraph-properties fo:line-height="115%" fo:text-align="justify" style:justify-single-word="false"/>
      <style:text-properties officeooo:rsid="0019ee98" officeooo:paragraph-rsid="0019ee98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DejaVu Sans" fo:font-size="11pt" style:font-size-asian="11pt" style:font-name-complex="DejaVu Sans1" style:font-size-complex="11pt"/>
    </style:style>
    <style:style style:name="T2" style:family="text">
      <style:text-properties fo:color="#000000" style:font-name="Calibri" fo:font-size="10pt" style:font-name-asian="Calibri1" style:font-size-asian="10pt" style:font-name-complex="F" style:font-size-complex="10pt"/>
    </style:style>
    <style:style style:name="T3" style:family="text">
      <style:text-properties fo:color="#000000" style:font-name="Calibri" fo:font-size="9pt" style:font-name-asian="Calibri1" style:font-size-asian="9pt" style:font-name-complex="F" style:font-size-complex="9pt"/>
    </style:style>
    <style:style style:name="T4" style:family="text">
      <style:text-properties fo:color="#000000" style:font-name="Calibri" fo:font-size="9pt" officeooo:rsid="00188f5a" style:font-name-asian="Calibri1" style:font-size-asian="9pt" style:font-name-complex="F" style:font-size-complex="9pt"/>
    </style:style>
    <style:style style:name="T5" style:family="text">
      <style:text-properties fo:color="#000000" style:font-name="Calibri" fo:font-size="9pt" style:text-underline-style="none" fo:font-weight="normal" style:font-name-asian="Calibri1" style:font-size-asian="9pt" style:font-weight-asian="normal" style:font-name-complex="F" style:font-size-complex="9pt" style:font-weight-complex="normal"/>
    </style:style>
    <style:style style:name="T6" style:family="text">
      <style:text-properties fo:color="#000000" style:font-name="Calibri" fo:font-size="10.5pt" style:font-name-asian="Calibri1" style:font-size-asian="10.5pt" style:font-name-complex="F" style:font-size-complex="10.5pt"/>
    </style:style>
    <style:style style:name="T7" style:family="text">
      <style:text-properties fo:color="#000000" style:font-name="Calibri" fo:font-size="11pt" style:text-underline-style="none" style:font-name-asian="Calibri1" style:font-size-asian="11pt" style:font-name-complex="F" style:font-size-complex="11pt"/>
    </style:style>
    <style:style style:name="T8" style:family="text">
      <style:text-properties fo:color="#000000" style:font-name="Calibri" fo:font-size="11pt" style:text-underline-style="none" officeooo:rsid="00188f5a" style:font-name-asian="Calibri1" style:font-size-asian="11pt" style:font-name-complex="F" style:font-size-complex="11pt"/>
    </style:style>
    <style:style style:name="T9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officeooo:rsid="0019ee98" style:font-size-asian="12pt" style:font-weight-asian="normal" style:font-size-complex="12pt" style:font-weight-complex="normal"/>
    </style:style>
    <style:style style:name="T11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color="#000000" fo:font-size="11pt" style:text-underline-style="none" fo:font-weight="normal" officeooo:rsid="0019ee98" style:font-size-asian="11pt" style:font-weight-asian="normal" style:font-size-complex="11pt" style:font-weight-complex="normal"/>
    </style:style>
    <style:style style:name="T13" style:family="text">
      <style:text-properties fo:color="#000000" fo:font-size="10pt" style:text-underline-style="none" fo:font-weight="bold" style:font-name-asian="Calibri-Bold1" style:font-size-asian="10pt" style:font-weight-asian="bold" style:font-name-complex="Calibri-Bold1" style:font-size-complex="10pt" style:font-weight-complex="bold"/>
    </style:style>
    <style:style style:name="T14" style:family="text">
      <style:text-properties fo:color="#000000" fo:font-size="10pt" style:text-underline-style="none" fo:font-weight="bold" style:font-name-asian="Arial-BoldMT" style:font-size-asian="10pt" style:font-weight-asian="bold" style:font-name-complex="Arial-BoldMT" style:font-size-complex="10pt" style:font-weight-complex="bold"/>
    </style:style>
    <style:style style:name="T15" style:family="text">
      <style:text-properties fo:color="#21409a" style:font-name="DejaVu Sans" fo:font-size="11pt" style:font-size-asian="11pt" style:font-name-complex="DejaVu Sans1" style:font-size-complex="11pt"/>
    </style:style>
    <style:style style:name="T16" style:family="text">
      <style:text-properties fo:color="#21409a"/>
    </style:style>
    <style:style style:name="T17" style:family="text">
      <style:text-properties fo:color="#21409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8" style:family="text">
      <style:text-properties fo:color="#21409a" fo:font-size="14pt" style:text-underline-style="none" fo:font-weight="bold" style:font-size-asian="14pt" style:font-weight-asian="bold" style:font-size-complex="14pt"/>
    </style:style>
    <style:style style:name="T19" style:family="text">
      <style:text-properties fo:color="#21409a" fo:font-size="12pt" style:text-underline-style="none" fo:font-weight="bold" style:font-size-asian="12pt" style:font-weight-asian="bold" style:font-size-complex="12pt"/>
    </style:style>
    <style:style style:name="T20" style:family="text">
      <style:text-properties fo:color="#21409a" fo:font-size="12pt" style:text-underline-style="none" style:font-size-asian="12pt" style:font-size-complex="12pt"/>
    </style:style>
    <style:style style:name="T21" style:family="text">
      <style:text-properties fo:color="#21409a" fo:font-size="13pt" style:text-underline-style="none" fo:font-weight="bold" style:font-size-asian="13pt" style:font-weight-asian="bold" style:font-size-complex="13pt"/>
    </style:style>
    <style:style style:name="T22" style:family="text">
      <style:text-properties fo:color="#21409a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F" style:font-size-complex="12pt" style:font-weight-complex="bold"/>
    </style:style>
    <style:style style:name="T23" style:family="text">
      <style:text-properties fo:color="#21409a" style:font-name="Calibri" fo:font-size="12pt" style:text-underline-style="none" fo:font-weight="bold" style:font-name-asian="Calibri1" style:font-size-asian="12pt" style:font-weight-asian="bold" style:font-name-complex="F" style:font-size-complex="12pt" style:font-weight-complex="bold"/>
    </style:style>
    <style:style style:name="T24" style:family="text">
      <style:text-properties fo:color="#21409a" style:font-name="Calibri" fo:font-size="10pt" style:text-underline-style="none" fo:font-weight="bold" style:font-name-asian="Calibri1" style:font-size-asian="10pt" style:font-weight-asian="bold" style:font-name-complex="F" style:font-size-complex="10pt" style:font-weight-complex="bold"/>
    </style:style>
    <style:style style:name="T25" style:family="text">
      <style:text-properties fo:color="#21409a" style:font-name="Calibri" fo:font-size="10pt" style:text-underline-style="none" style:font-name-asian="Calibri1" style:font-size-asian="10pt" style:font-name-complex="F" style:font-size-complex="10pt"/>
    </style:style>
    <style:style style:name="T26" style:family="text">
      <style:text-properties fo:color="#21409a" style:font-name="Calibri" fo:font-size="10pt" style:text-underline-style="solid" style:text-underline-width="auto" style:text-underline-color="font-color" fo:font-weight="bold" style:font-name-asian="Calibri1" style:font-size-asian="10pt" style:font-weight-asian="bold" style:font-name-complex="F" style:font-size-complex="10pt" style:font-weight-complex="bold"/>
    </style:style>
    <style:style style:name="T27" style:family="text">
      <style:text-properties fo:color="#21409a" style:font-name="Calibri" fo:font-size="9pt" style:text-underline-style="solid" style:text-underline-width="auto" style:text-underline-color="font-color" fo:font-weight="bold" style:font-name-asian="Calibri1" style:font-size-asian="9pt" style:font-weight-asian="bold" style:font-name-complex="F" style:font-size-complex="9pt" style:font-weight-complex="bold"/>
    </style:style>
    <style:style style:name="T28" style:family="text">
      <style:text-properties fo:color="#21409a" style:font-name="Calibri" fo:font-size="9pt" fo:font-weight="bold" style:font-name-asian="Calibri1" style:font-size-asian="9pt" style:font-weight-asian="bold" style:font-name-complex="F" style:font-size-complex="9pt" style:font-weight-complex="bold"/>
    </style:style>
    <style:style style:name="T29" style:family="text">
      <style:text-properties fo:color="#21409a" style:font-name="Calibri" fo:font-size="9pt" style:font-name-asian="Calibri1" style:font-size-asian="9pt" style:font-name-complex="F" style:font-size-complex="9pt"/>
    </style:style>
    <style:style style:name="T30" style:family="text">
      <style:text-properties fo:color="#21409a" fo:font-size="10pt" style:text-underline-style="none" fo:font-weight="bold" style:font-name-asian="Arial-BoldMT" style:font-size-asian="10pt" style:font-weight-asian="bold" style:font-name-complex="Arial-BoldMT" style:font-size-complex="10pt" style:font-weight-complex="bold"/>
    </style:style>
    <style:style style:name="T31" style:family="text">
      <style:text-properties fo:color="#21409a" fo:font-size="10pt" style:font-size-asian="10pt" style:font-size-complex="10pt"/>
    </style:style>
    <style:style style:name="T32" style:family="text">
      <style:text-properties fo:color="#21409a" style:font-name="TimesNewRomanPS-BoldMT" fo:font-size="12pt" style:text-underline-style="solid" style:text-underline-width="auto" style:text-underline-color="font-color" fo:font-weight="bold" style:font-size-asian="12pt" style:font-weight-asian="bold" style:font-name-complex="TimesNewRomanPS-BoldMT1" style:font-size-complex="12pt" style:font-weight-complex="bold"/>
    </style:style>
    <style:style style:name="T33" style:family="text">
      <style:text-properties fo:color="#21409a" style:font-name="TimesNewRomanPS-BoldMT" fo:font-size="12pt" style:text-underline-style="none" fo:font-weight="bold" style:font-size-asian="12pt" style:font-weight-asian="bold" style:font-name-complex="TimesNewRomanPS-BoldMT1" style:font-size-complex="12pt" style:font-weight-complex="bold"/>
    </style:style>
    <style:style style:name="T34" style:family="text">
      <style:text-properties fo:color="#21409a" style:font-name="TimesNewRomanPS-BoldMT" fo:font-size="12pt" style:font-size-asian="12pt" style:font-name-complex="TimesNewRomanPS-BoldMT1" style:font-size-complex="12pt" style:font-weight-complex="bold"/>
    </style:style>
    <style:style style:name="T35" style:family="text">
      <style:text-properties fo:color="#21409a" style:font-name="TimesNewRomanPS-BoldMT" fo:font-size="12pt" officeooo:rsid="0019ee98" style:font-size-asian="12pt" style:font-name-complex="TimesNewRomanPS-BoldMT1" style:font-size-complex="12pt" style:font-weight-complex="bold"/>
    </style:style>
    <style:style style:name="T36" style:family="text">
      <style:text-properties fo:color="#0066b3" style:font-name="DejaVu Sans" fo:font-size="11pt" fo:font-weight="bold" officeooo:rsid="00188f5a" style:font-size-asian="11pt" style:font-weight-asian="bold" style:font-name-complex="DejaVu Sans1" style:font-size-complex="11pt" style:font-weight-complex="bold"/>
    </style:style>
    <style:style style:name="T37" style:family="text">
      <style:text-properties fo:color="#0066b3"/>
    </style:style>
    <style:style style:name="T38" style:family="text">
      <style:text-properties fo:color="#0066b3" style:font-name="Calibri" fo:font-size="15pt" style:text-underline-style="solid" style:text-underline-width="auto" style:text-underline-color="font-color" style:font-name-asian="Calibri1" style:font-size-asian="15pt" style:font-name-complex="F" style:font-size-complex="15pt"/>
    </style:style>
    <style:style style:name="T39" style:family="text">
      <style:text-properties fo:color="#0066b3" style:font-name="Calibri" fo:font-size="15pt" style:text-underline-style="none" style:font-name-asian="Calibri1" style:font-size-asian="15pt" style:font-name-complex="F" style:font-size-complex="15pt"/>
    </style:style>
    <style:style style:name="T40" style:family="text">
      <style:text-properties fo:color="#0066b3" style:font-name="Calibri" fo:font-size="15pt" style:font-name-asian="Calibri1" style:font-size-asian="15pt" style:font-name-complex="F" style:font-size-complex="15pt"/>
    </style:style>
    <style:style style:name="T41" style:family="text">
      <style:text-properties fo:color="#00000a"/>
    </style:style>
    <style:style style:name="T42" style:family="text">
      <style:text-properties fo:color="#00000a" fo:font-weight="bold" style:font-weight-asian="bold" style:font-weight-complex="bold"/>
    </style:style>
    <style:style style:name="T43" style:family="text">
      <style:text-properties fo:color="#00000a" fo:font-weight="bold" officeooo:rsid="00188f5a" style:font-weight-asian="bold" style:font-weight-complex="bold"/>
    </style:style>
    <style:style style:name="T44" style:family="text">
      <style:text-properties fo:color="#00000a" style:font-name="Calibri" fo:font-size="9pt" style:font-name-asian="Calibri1" style:font-size-asian="9pt" style:font-name-complex="F" style:font-size-complex="9pt"/>
    </style:style>
    <style:style style:name="T45" style:family="text">
      <style:text-properties fo:color="#00000a" style:font-name="Calibri" fo:font-size="10pt" style:font-name-asian="Calibri1" style:font-size-asian="10pt" style:font-name-complex="F" style:font-size-complex="10pt"/>
    </style:style>
    <style:style style:name="T46" style:family="text">
      <style:text-properties fo:color="#00000a" style:font-name="TimesNewRomanPSMT" fo:font-size="10pt" style:font-name-asian="TimesNewRomanPSMT1" style:font-size-asian="10pt" style:font-name-complex="TimesNewRomanPSMT1" style:font-size-complex="10pt"/>
    </style:style>
    <style:style style:name="T47" style:family="text">
      <style:text-properties fo:color="#00000a" officeooo:rsid="00188f5a"/>
    </style:style>
    <style:style style:name="T48" style:family="text">
      <style:text-properties style:font-name="Calibri-Bold" fo:font-size="20pt" fo:font-weight="bold" style:font-size-asian="20pt" style:font-weight-asian="bold" style:font-name-complex="Calibri-Bold1" style:font-size-complex="20pt" style:font-weight-complex="bold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404040" style:font-name="Calibri" fo:font-size="9pt" style:text-underline-style="none" fo:font-weight="normal" style:font-name-asian="Calibri1" style:font-size-asian="9pt" style:font-weight-asian="normal" style:font-name-complex="F" style:font-size-complex="9pt" style:font-weight-complex="normal"/>
    </style:style>
    <style:style style:name="T52" style:family="text">
      <style:text-properties style:font-name="TimesNewRomanPSMT" fo:font-size="12pt" style:font-size-asian="12pt" style:font-name-complex="TimesNewRomanPSMT1" style:font-size-complex="12pt"/>
    </style:style>
    <style:style style:name="T53" style:family="text">
      <style:text-properties style:font-name="TimesNewRomanPSMT" fo:font-size="10pt" style:font-size-asian="10pt" style:font-name-complex="TimesNewRomanPSMT1" style:font-size-complex="10pt"/>
    </style:style>
    <style:style style:name="T54" style:family="text">
      <style:text-properties style:font-name="TimesNewRomanPSMT" fo:font-size="10.5pt" style:font-size-asian="10.5pt" style:font-name-complex="TimesNewRomanPSMT1" style:font-size-complex="10.5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text-position="super 58%" style:font-name="TimesNewRomanPSMT" fo:font-size="7pt" style:font-size-asian="7pt" style:font-name-complex="TimesNewRomanPSMT1" style:font-size-complex="7pt"/>
    </style:style>
    <style:style style:name="T59" style:family="text"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T60" style:family="text">
      <style:text-properties style:font-name="TimesNewRomanPS-BoldMT" fo:font-size="12pt" style:font-size-asian="12pt" style:font-name-complex="TimesNewRomanPS-BoldMT1" style:font-size-complex="12pt" style:font-weight-complex="bold"/>
    </style:style>
    <style:style style:name="T61" style:family="text">
      <style:text-properties officeooo:rsid="00188f5a"/>
    </style:style>
    <style:style style:name="gr1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206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1" draw:name="Shape1" draw:style-name="gr2" draw:text-style-name="P37" svg:width="8.575cm" svg:height="2.707cm" svg:x="9.975cm" svg:y="0.136cm"><text:p text:style-name="P8">+91-9847444106</text:p><text:p text:style-name="P8"><text:span text:style-name="T1">github.com/thanseehabdulla</text:span></text:p><text:p text:style-name="P8"><text:a xlink:type="simple" xlink:href="http://www.linkedin.com/in/thanseeh-abdulla-ab78aba2/" text:style-name="ListLabel_20_22" text:visited-style-name="ListLabel_20_22"><text:span text:style-name="Internet_20_link"><text:span text:style-name="T1">www.linkedin.com/in/thanseeh-abdulla-ab78aba2/</text:span></text:span></text:a></text:p><text:p text:style-name="P8"><text:span text:style-name="T15">thanseehabdulla@gmail.com</text:span></text:p><text:p text:style-name="P8"><text:span text:style-name="T36">https://abdullathanseeh.g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2" draw:text-style-name="P37" svg:width="7.227cm" svg:height="2.255cm" svg:x="0.185cm" svg:y="0.875cm"><text:p text:style-name="P11"><text:span text:style-name="T37">Software Developer</text:span></text:p><text:p text:style-name="P11"><text:span text:style-name="T41">Exp. 2.</text:span><text:span text:style-name="T47">7</text:span><text:span text:style-name="T41">yrs</text:span><text:span text:style-name="T47">+</text:span></text:p><text:p text:style-name="P15"><text:span text:style-name="T47">R</text:span><text:span text:style-name="T41">eact developer,Wordpress</text:span></text:p><text:p text:style-name="P11"><text:span text:style-name="T41">Android Development,</text:span></text:p><text:p text:style-name="P11"><text:span text:style-name="T41">MEAN stack,ionic develop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" draw:name="Straight Connector 2" draw:style-name="gr1" draw:text-style-name="P36" svg:x1="9.166cm" svg:y1="-1.887cm" svg:x2="9.169cm" svg:y2="3.803cm"><text:p/></draw:line><text:bookmark text:name="_GoBack"/><text:span text:style-name="T48">ABDULLA THANSEEH<text:tab/><text:tab/><text:tab/><text:tab/></text:span><text:span text:style-name="T49"><text:tab/><text:tab/><text:tab/><text:tab/><text:tab/><text:tab/><text:tab/><text:tab/><text:tab/><text:tab/><text:tab/><text:tab/><text:tab/><text:tab/></text:span></text:p>
      <text:p text:style-name="P4"/>
      <text:p text:style-name="P4"/>
      <text:p text:style-name="P4"/>
      <text:p text:style-name="P4"/>
      <text:p text:style-name="P4"/>
      <text:p text:style-name="P19"/>
      <text:p text:style-name="P22"><draw:line text:anchor-type="paragraph" draw:z-index="0" draw:name="Straight Connector 2" draw:style-name="gr1" draw:text-style-name="P36" svg:x1="-1.79cm" svg:y1="0.032cm" svg:x2="18.345cm" svg:y2="0.191cm"><text:p/></draw:line><draw:custom-shape text:anchor-type="paragraph" draw:z-index="3" draw:name="Shape3" draw:style-name="gr2" draw:text-style-name="P37" svg:width="11.646cm" svg:height="8.125cm" svg:x="-0.159cm" svg:y="0.374cm"><text:p text:style-name="P11"><text:span text:style-name="T42">History Of Developing Successful Android App Having</text:span><text:span text:style-name="T41"> </text:span></text:p><text:p text:style-name="P8"><text:span text:style-name="T41">Worked with more than 10 android projects as a team member and single.</text:span></text:p><text:p text:style-name="P11"><text:span text:style-name="T43">Hand on Experience</text:span><text:span text:style-name="T42"> in Ionic App Development For Inventory Application </text:span></text:p><text:p text:style-name="P8"><text:span text:style-name="T41">Has an experience of working with more than two ionic projects.</text:span></text:p><text:p text:style-name="P8"><text:span text:style-name="T42">Built Highly Polished MEAN STACK Progressive Web App </text:span><text:span text:style-name="T43">and React App </text:span><text:span text:style-name="T42">For Inventory Application in the field of Hospitality , Manufactoring , Administration , Billing GST , Employee Quality Control,</text:span><text:span text:style-name="T43">NGO share your fortune website</text:span><text:span text:style-name="T41"> </text:span></text:p><text:p text:style-name="P8"><text:span text:style-name="T41">Overall 2yr experience in MEAN technology from angular</text:span><text:span text:style-name="T47">Js</text:span><text:span text:style-name="T41"> to angular 4.Worked with more than 5 projects as a team member.</text:span><text:span text:style-name="T47">7 month hand on experience in react web technologies. </text:span></text:p><text:p text:style-name="P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Shape4" draw:style-name="gr2" draw:text-style-name="P36" svg:width="5.797cm" svg:height="20.67cm" svg:x="12.462cm" svg:y="0.34cm"><text:p text:style-name="P9"><text:span text:style-name="T38">SK</text:span><text:span text:style-name="T39">IL</text:span><text:span text:style-name="T40">LS</text:span></text:p><text:p text:style-name="P10"/><text:p text:style-name="P12"><text:span text:style-name="T2">AndroidDevelopment Kotlin / Java</text:span></text:p><text:p text:style-name="P12"/><text:p text:style-name="P16"><text:span text:style-name="T3">React web technologies</text:span></text:p><text:p text:style-name="P16"><text:span text:style-name="T3"/></text:p><text:p text:style-name="P12"><text:span text:style-name="T3">MEAN STACK development</text:span></text:p><text:p text:style-name="P12"><text:span text:style-name="T3">Using Angular 4 , Expressjs, nodejs , mongodb /MySQL</text:span></text:p><text:p text:style-name="P12"/><text:p text:style-name="P12"><text:span text:style-name="T3">Ionic2 App Development with Angular 2</text:span></text:p><text:p text:style-name="P12"/><text:p text:style-name="P12"><text:span text:style-name="T3">API Generation in Slim3</text:span></text:p><text:p text:style-name="P12"/><text:p text:style-name="P12"><text:span text:style-name="T3">Design Assets in photoshop/krita/gimp</text:span></text:p><text:p text:style-name="P12"/><text:p text:style-name="P12"><text:span text:style-name="T3">Expert in VCS using git commands</text:span></text:p><text:p text:style-name="P12"/><text:p text:style-name="P12"><text:span text:style-name="T3">Linux Ubuntu environment works experience through Commands</text:span></text:p><text:p text:style-name="P12"/><text:p text:style-name="P12"><text:span text:style-name="T3">Develops Games 2D on Godot Engine using Gdscript</text:span></text:p><text:p text:style-name="P12"/><text:p text:style-name="P12"><text:span text:style-name="T3">Languages used So far </text:span><text:span text:style-name="T4">Javascript </text:span><text:span text:style-name="T3">Java , kotlin , typescript , php , ruby for rails initial project setup , shellScript for Cron jobs , gdscript , scss ,mongo,Sql.</text:span></text:p><text:p text:style-name="P12"/><text:p text:style-name="P12"><text:span text:style-name="T3">Servers used Apache , Tomcat,Ngnix for proxy reverse.</text:span><text:span text:style-name="T2"> <text:s/></text:span><text:span text:style-name="T6"><text:s/></text:span></text:p><text:p text:style-name="P12"/><text:p text:style-name="P9"><text:span text:style-name="T38">HI</text:span><text:span text:style-name="T39">GHLIGHTS</text:span></text:p><text:p text:style-name="P9"/><text:p text:style-name="P9"><text:span text:style-name="T7">Successful completions of projects till date</text:span></text:p><text:p text:style-name="P9"/><text:p text:style-name="P9"><text:span text:style-name="T7">2.</text:span><text:span text:style-name="T8">7+</text:span><text:span text:style-name="T7">yrs proven development experience</text:span></text:p><text:p text:style-name="P9"/><text:p text:style-name="P9"><text:span text:style-name="T7">Proven Design pattern and implementation for Successful completion either MVC or Component Directive based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3" draw:name="Shape5" draw:style-name="gr3" draw:text-style-name="P36" svg:x1="12.102cm" svg:y1="0.499cm" svg:x2="12.106cm" svg:y2="20.678cm"><text:p/></draw:line></text:p>
      <text:p text:style-name="P24"><draw:line text:anchor-type="paragraph" draw:z-index="5" draw:name="Straight Connector 2" draw:style-name="gr1" draw:text-style-name="P36" svg:x1="19.009cm" svg:y1="-9.811cm" svg:x2="19.168cm" svg:y2="10.457cm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pan text:style-name="T17">PRO</text:span><text:span text:style-name="T18">FESSIONAL EXPERIENCE</text:span></text:p>
      <text:p text:style-name="P31"><text:span text:style-name="T19">Software Developer</text:span></text:p>
      <text:p text:style-name="P29"><text:span text:style-name="T10">Sinergia Labs</text:span><text:span text:style-name="T9">, C</text:span><text:span text:style-name="T10">ochin</text:span><text:span text:style-name="T9"> , </text:span><text:span text:style-name="T10">infopark</text:span></text:p>
      <text:p text:style-name="P29"><text:span text:style-name="T11">Joined as a </text:span><text:span text:style-name="T12">level 2</text:span><text:span text:style-name="T11"> </text:span><text:span text:style-name="T12">Software</text:span><text:span text:style-name="T11"> Developer , Promoted rapidly </text:span></text:p>
      <text:p text:style-name="P29"><text:span text:style-name="T11">through series of project worked as a team member or </text:span></text:p>
      <text:p text:style-name="P29"><text:span text:style-name="T11">by alone, </text:span><text:span text:style-name="T12">Handon experience on technologies</text:span></text:p>
      <text:list xml:id="list692236794" text:style-name="WWNum1">
        <text:list-item>
          <text:p text:style-name="P35"><text:span text:style-name="T11">React – redux - saga</text:span></text:p>
        </text:list-item>
        <text:list-item>
          <text:p text:style-name="P35"><text:span text:style-name="T11">Firebase and Wordpress</text:span></text:p>
          <text:p text:style-name="P20"><text:span text:style-name="T11"/></text:p>
        </text:list-item>
      </text:list>
      <text:p text:style-name="P27"><text:span text:style-name="T19">Software Developer</text:span></text:p>
      <text:p text:style-name="P28"><text:span text:style-name="T9">Ace InfoLabs , Calciut , kinfra</text:span></text:p>
      <text:p text:style-name="P28"><text:span text:style-name="T11">Joined as a Junior Android Developer , Promoted rapidly </text:span></text:p>
      <text:p text:style-name="P28"><text:span text:style-name="T11">through series of project worked as a team member or </text:span></text:p>
      <text:p text:style-name="P28"><text:span text:style-name="T11">by alone ,Strong Programming Design patterns implements</text:span></text:p>
      <text:p text:style-name="P28"><text:span text:style-name="T11">which drastically reduced the making time and increased </text:span></text:p>
      <text:p text:style-name="P28"><text:span text:style-name="T11">productivity. Currently manages two – plus project in a </text:span></text:p>
      <text:p text:style-name="P28"><text:span text:style-name="T11">month with</text:span></text:p>
      <text:list xml:id="list222537735277335" text:continue-numbering="true" text:style-name="WWNum1">
        <text:list-item>
          <text:p text:style-name="P30"><text:span text:style-name="T11">Increased Productivity </text:span><text:span text:style-name="T12">with </text:span><text:span text:style-name="T11">New Technologies</text:span></text:p>
        </text:list-item>
        <text:list-item>
          <text:p text:style-name="P30"><text:span text:style-name="T11">MEAN / IONIC / Android developm</text:span><text:span text:style-name="T12">ent</text:span></text:p>
        </text:list-item>
      </text:list>
      <text:p text:style-name="P25"><text:soft-page-break/></text:p>
      <text:p text:style-name="P26"/>
      <text:p text:style-name="P27"><text:span text:style-name="T9"/></text:p>
      <text:p text:style-name="P27"><draw:line text:anchor-type="paragraph" draw:z-index="7" draw:name="Shape5" draw:style-name="gr3" draw:text-style-name="P36" svg:x1="10.886cm" svg:y1="-0.298cm" svg:x2="10.889cm" svg:y2="7.297cm"><text:p/></draw:line><draw:custom-shape text:anchor-type="paragraph" draw:z-index="8" draw:name="Shape6" draw:style-name="gr2" draw:text-style-name="P36" svg:width="7.067cm" svg:height="7.153cm" svg:x="11.402cm" svg:y="-0.076cm"><text:p text:style-name="P13"><text:span text:style-name="T22">ACA</text:span><text:span text:style-name="T23">DAMIC’S</text:span></text:p><text:p text:style-name="P13"><text:span text:style-name="T24">Major Project</text:span></text:p><text:p text:style-name="P13"><text:span text:style-name="T13">Securing broker-less publisher/subscriber system using identity based encryption</text:span></text:p><text:p text:style-name="P13"><text:span text:style-name="T5">• To ensure data confidentiality, event confidentiality in peer-peer interaction</text:span></text:p><text:p text:style-name="P13"><text:span text:style-name="T5">• To ensure confidentiality of events and r</text:span><text:span text:style-name="T51">educe the cost of encryption and decryption</text:span></text:p><text:p text:style-name="P13"/><text:p text:style-name="P13"><text:span text:style-name="T30">Seminar</text:span></text:p><text:p text:style-name="P13"><text:span text:style-name="T14">Accelerated pattern matching using novel parallel algorithm</text:span></text:p><text:p text:style-name="P13"><text:span text:style-name="T5">• Talk on different methods of pattern matching such as DFAC,PFAC…</text:span></text:p><text:p text:style-name="P13"><text:span text:style-name="T5">• How new techniques have accelerated the pattern matching and </text:span><text:span text:style-name="T51">reduce the cost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7">EDU</text:span><text:span text:style-name="T18">CATION QUALIFIC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span text:style-name="T52">Examination</text:span></text:p>
          </table:table-cell>
          <table:table-cell table:style-name="Table1.A1" office:value-type="string">
            <text:p text:style-name="P2"><text:span text:style-name="T53">Board/University</text:span></text:p>
          </table:table-cell>
          <table:table-cell table:style-name="Table1.A1" office:value-type="string">
            <text:p text:style-name="P2"><text:span text:style-name="T52">Institute</text:span></text:p>
          </table:table-cell>
          <table:table-cell table:style-name="Table1.A1" office:value-type="string">
            <text:p text:style-name="P2"><text:span text:style-name="T52">Year</text:span></text:p>
          </table:table-cell>
          <table:table-cell table:style-name="Table1.A1" office:value-type="string">
            <text:p text:style-name="P2"><text:span text:style-name="T54">Percentag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52">BE(I.S.E)</text:span></text:p>
          </table:table-cell>
          <table:table-cell table:style-name="Table1.A1" office:value-type="string">
            <text:p text:style-name="P1"><text:span text:style-name="T52">VTU</text:span></text:p>
          </table:table-cell>
          <table:table-cell table:style-name="Table1.A1" office:value-type="string">
            <text:p text:style-name="P1"><text:span text:style-name="T52">P.A College of</text:span></text:p>
            <text:p text:style-name="P2"><text:span text:style-name="T52">Engineering</text:span></text:p>
          </table:table-cell>
          <table:table-cell table:style-name="Table1.A1" office:value-type="string">
            <text:p text:style-name="P2">2015</text:p>
          </table:table-cell>
          <table:table-cell table:style-name="Table1.A1" office:value-type="string">
            <text:p text:style-name="P2">68</text:p>
          </table:table-cell>
        </table:table-row>
        <table:table-row table:style-name="Table1.1">
          <table:table-cell table:style-name="Table1.A1" office:value-type="string">
            <text:p text:style-name="P2"><text:span text:style-name="T52">12</text:span><text:span text:style-name="T58">th</text:span></text:p>
          </table:table-cell>
          <table:table-cell table:style-name="Table1.A1" office:value-type="string">
            <text:p text:style-name="P2"><text:span text:style-name="T52">C.B.S.E</text:span></text:p>
          </table:table-cell>
          <table:table-cell table:style-name="Table1.A1" office:value-type="string">
            <text:p text:style-name="P1"><text:span text:style-name="T52">Chinmaya Vidyalaya</text:span></text:p>
          </table:table-cell>
          <table:table-cell table:style-name="Table1.A1" office:value-type="string">
            <text:p text:style-name="P2">2011</text:p>
          </table:table-cell>
          <table:table-cell table:style-name="Table1.A1" office:value-type="string">
            <text:p text:style-name="P2">68</text:p>
          </table:table-cell>
        </table:table-row>
        <table:table-row table:style-name="Table1.1">
          <table:table-cell table:style-name="Table1.A1" office:value-type="string">
            <text:p text:style-name="P2"><text:span text:style-name="T52">10</text:span><text:span text:style-name="T58">th</text:span></text:p>
          </table:table-cell>
          <table:table-cell table:style-name="Table1.A1" office:value-type="string">
            <text:p text:style-name="P2"><text:span text:style-name="T52">C.B.S.E</text:span></text:p>
          </table:table-cell>
          <table:table-cell table:style-name="Table1.A1" office:value-type="string">
            <text:p text:style-name="P1"><text:span text:style-name="T52">Chinmaya Vidyalaya</text:span></text:p>
          </table:table-cell>
          <table:table-cell table:style-name="Table1.A1" office:value-type="string">
            <text:p text:style-name="P2">2009</text:p>
          </table:table-cell>
          <table:table-cell table:style-name="Table1.A1" office:value-type="string">
            <text:p text:style-name="P2">75</text:p>
          </table:table-cell>
        </table:table-row>
      </table:table>
      <text:p text:style-name="No_20_Spacing"/>
      <text:p text:style-name="P21"/>
      <text:p text:style-name="P1"><text:span text:style-name="T32">CUR</text:span><text:span text:style-name="T33">RENT WEBSITE AND APP ONLINE</text:span></text:p>
      <text:p text:style-name="P1"><text:span text:style-name="T59">Website</text:span><text:span text:style-name="T60">:</text:span><text:span text:style-name="T34">http://www.nexschool.esy.es,</text:span><text:span text:style-name="T35">https://abdullathanseeh.ga</text:span></text:p>
      <text:p text:style-name="P3"><text:span text:style-name="T50">Playstore</text:span>:<text:span text:style-name="T61">Shaaji Papan (Android Game) 20k downloads so far</text:span></text:p>
      <text:p text:style-name="P6"><text:span text:style-name="T55">Link:</text:span><text:span text:style-name="T31">https://play.google.com/store/apps/details?id=com.aadu.supercat&amp;hl=en_IN</text:span></text:p>
      <text:p text:style-name="P3">JoMon in kerala (AndroidGame)</text:p>
      <text:p text:style-name="P1"><text:span text:style-name="T55">Link:</text:span><text:span text:style-name="T31">https://play.google.com/store/apps/details?id=com.boontaran.games.jomon&amp;hl=en</text:span></text:p>
      <text:p text:style-name="P1"><draw:custom-shape text:anchor-type="paragraph" draw:z-index="10" draw:name="Shape8" draw:style-name="gr2" draw:text-style-name="P36" svg:width="8.019cm" svg:height="11.851cm" svg:x="11.03cm" svg:y="0.171cm"><text:p text:style-name="P13"><text:span text:style-name="T27">PRO</text:span><text:span text:style-name="T28">JECT EXPERIENCE</text:span></text:p><text:p text:style-name="P17"><text:span text:style-name="T28">Locator Android App </text:span><text:span text:style-name="T44">for sending and receiving location with attachment with route navigation.</text:span></text:p><text:p text:style-name="P17"><text:span text:style-name="T28">RouteMapia</text:span><text:span text:style-name="T44"> for complete tracking of gas delievery and orders using</text:span></text:p><text:p text:style-name="P18"><text:span text:style-name="T44">MEAN web app and android app.</text:span></text:p><text:p text:style-name="P17"><text:span text:style-name="T28">PROX</text:span><text:span text:style-name="T29"> </text:span><text:span text:style-name="T44">complete scraps materials usage and employee tracking app</text:span></text:p><text:p text:style-name="P18"><text:span text:style-name="T44">using MEAN web app.</text:span></text:p><text:p text:style-name="P17"><text:span text:style-name="T28">VRAI TRACE</text:span><text:span text:style-name="T44"> complete hospitality management patient booking app</text:span></text:p><text:p text:style-name="P17"><text:span text:style-name="T44">using IONIC2.</text:span></text:p><text:p text:style-name="P17"><text:span text:style-name="T28">FREE PBX ASTERISK</text:span><text:span text:style-name="T44"> setup using SIP phones for call management</text:span></text:p><text:p text:style-name="P17"><text:span text:style-name="T44">during bussiness hours.</text:span></text:p><text:p text:style-name="P17"><text:span text:style-name="T28">LIBGDX 2d game</text:span><text:span text:style-name="T44"> development for a small adventure run game.</text:span></text:p><text:p text:style-name="P17"><text:span text:style-name="T28">Slim3</text:span><text:span text:style-name="T44"> oauth2 API generation for App development</text:span></text:p><text:p text:style-name="P17"><text:span text:style-name="T28">MEAN Mahal administration</text:span><text:span text:style-name="T44"> complete web app for freelance client</text:span></text:p><text:p text:style-name="P18"><text:span text:style-name="T44">(USA).</text:span></text:p><text:p text:style-name="P17"><text:span text:style-name="T28">PHP(No framework) Nexschool attendance management </text:span><text:span text:style-name="T44">done for</text:span></text:p><text:p text:style-name="P18"><text:span text:style-name="T44">personal use.</text:span></text:p><text:p text:style-name="P17"><text:span text:style-name="T28">Openfire XMPP </text:span><text:span text:style-name="T44">setup done for sending/recieving messages/notification and checking online status for a chat app an connected to ionic app using strophe and android app using smackdependency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Shape5" draw:style-name="gr3" draw:text-style-name="P36" svg:x1="10.847cm" svg:y1="0.18cm" svg:x2="10.851cm" svg:y2="11.506cm"><text:p/></draw:line>WebApp Viewer,Lock screen (thief control).</text:p>
      <text:p text:style-name="P5"><draw:custom-shape text:anchor-type="paragraph" draw:z-index="9" draw:name="Shape7" draw:style-name="gr4" draw:text-style-name="P36" svg:width="0.135cm" svg:height="0.456cm" svg:x="-0.953cm" svg:y="0.17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Shape9" draw:style-name="gr2" draw:text-style-name="P36" svg:width="11.538cm" svg:height="9.614cm" svg:x="-1.062cm" svg:y="0.397cm"><text:p text:style-name="P13"><text:span text:style-name="T22">TRA</text:span><text:span text:style-name="T23">INING AND CERTIFICATION</text:span><text:span text:style-name="T25"> </text:span></text:p><text:p text:style-name="P13"><text:span text:style-name="T45">Android App Development (Rubix IT development Training centre )</text:span></text:p><text:p text:style-name="P13"><text:span text:style-name="T45">C++ Programming (CR &amp; DC Global Solution) (JUNE 2013 – AUGUST 2013)</text:span></text:p><text:p text:style-name="P13"><text:span text:style-name="T45">Linux Workshop (Spoken Tutorial Project, IIT Bombay) (6 APRIL 2013)</text:span></text:p><text:p text:style-name="P13"><text:span text:style-name="T45">Counter Strike Gaming (TATHVA ’11, P.A College of Engineering) (2 NOV 2011)</text:span></text:p><text:p text:style-name="P13"><text:span text:style-name="T45">Python Workshop (GLUG, P.A College of Engineering) (28 SEP -29 SEP 2013)</text:span></text:p><text:p text:style-name="P13"/><text:p text:style-name="P13"><text:span text:style-name="T26">PER</text:span><text:span text:style-name="T24">SONAL DETAILS</text:span></text:p><text:p text:style-name="P13"><text:span text:style-name="T45">Date of birth: 25-08-1992 <text:s text:c="8"/></text:span></text:p><text:p text:style-name="P13"><text:span text:style-name="T45">Marital Status: Single <text:s text:c="30"/></text:span></text:p><text:p text:style-name="P13"><text:span text:style-name="T45">Nationality: Indian <text:s text:c="37"/></text:span></text:p><text:p text:style-name="P13"><text:span text:style-name="T45">Fathers name: N.A Moideen <text:s text:c="10"/></text:span></text:p><text:p text:style-name="P13"><text:span text:style-name="T26">DEC</text:span><text:span text:style-name="T24">LARATION</text:span></text:p><text:p text:style-name="P13"><text:span text:style-name="T46">I here by declare that the information given above is best of my knowledge and references are available on request.</text:span></text:p><text:p text:style-name="P9"><text:span text:style-name="T45">Place: kasaragod</text:span></text:p><text:p text:style-name="P9"/><text:p text:style-name="P14"><text:span text:style-name="T45">(Abdulla Thanseeh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No_20_Spacing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F" svg:font-family="" style:font-family-generic="system" style:font-pitch="variable"/>
    <style:font-face style:name="Arial-BoldMT" svg:font-family="Arial-BoldMT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fo:color="#000000" style:font-name="DejaVu Sans" fo:font-family="'DejaVu Sans'" style:font-family-generic="roman" style:font-pitch="variable" fo:font-size="11pt" style:font-size-asian="11pt" style:font-name-complex="DejaVu Sans1" style:font-family-complex="'DejaVu Sans'" style:font-family-generic-complex="system" style:font-pitch-complex="variable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  <style:text-properties style:font-name="OpenSymbol1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  <style:text-properties style:font-name="OpenSymbol1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  <style:text-properties style:font-name="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  <style:text-properties style:font-name="OpenSymbol1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  <style:text-properties style:font-name="OpenSymbol1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  <style:text-properties style:font-name="OpenSymbol1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23:00</meta:creation-date>
    <meta:initial-creator>real</meta:initial-creator>
    <dc:language>en-IN</dc:language>
    <meta:print-date>2016-08-07T15:18:00</meta:print-date>
    <dc:date>2018-05-31T22:24:43.738708367</dc:date>
    <meta:editing-cycles>17</meta:editing-cycles>
    <meta:editing-duration>PT3H27M46S</meta:editing-duration>
    <meta:generator>LibreOffice/6.0.3.2$Linux_X86_64 LibreOffice_project/00m0$Build-2</meta:generator>
    <meta:document-statistic meta:table-count="1" meta:image-count="0" meta:object-count="0" meta:page-count="2" meta:paragraph-count="123" meta:word-count="694" meta:character-count="5054" meta:non-whitespace-character-count="43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